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3pt" officeooo:paragraph-rsid="0007d9eb" style:font-size-asian="13pt" style:font-size-complex="13pt"/>
    </style:style>
    <style:style style:name="T1" style:family="text">
      <style:text-properties officeooo:rsid="0007d9eb"/>
    </style:style>
    <style:style style:name="T2" style:family="text">
      <style:text-properties officeooo:rsid="0008769c"/>
    </style:style>
    <style:style style:name="T3" style:family="text">
      <style:text-properties officeooo:rsid="000a711a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TODA POMIAROWA </text:span><text:span text:style-name="T3">ORAZ PRZEBIEG DOŚWIADCZENIA</text:span></text:p>
      <text:p text:style-name="P1"><text:span text:style-name="T1"/></text:p>
      <text:p text:style-name="P1"><text:span text:style-name="T1">Oscyloskop zostaje ustawiony na pracę jednokanałową. W</text:span>yko<text:span text:style-name="T1">nujemy</text:span> pomiar współczynnika odchylenia pionowego(D), oraz wysokość przebiegu sygnału(H) <text:span text:style-name="T1">d</text:span>la 5 dowolnych napięć, <text:span text:style-name="T1">po skalibrowaniu urządzenia</text:span> <text:span text:style-name="T1">ab</text:span>y <text:span text:style-name="T1">pełny</text:span> obraz sygnału mieścił się <text:span text:style-name="T1">na</text:span> ekranie. <text:span text:style-name="T1">Obliczamy napięcie dla wyznaczonych punktów, w tym celu</text:span> <text:span text:style-name="T1">w</text:span>ykorzystu<text:span text:style-name="T1">jemy</text:span> wzór U=D*H. <text:span text:style-name="T1">Po dokonaniu obliczeń, dla 5 różnych czasów, oraz 5 różnych częstotliwości mieszczących się w zakresie od 100 Hz do 1 MHz wykonujemy pomiar okresu drgań sinosuidalnych, a następnie wyniki podstawiamy do wzoru T=L*P. Po wykonaniu pomiarów, kolejno mierzymy okres dudnień obydwu generatorów. </text:span><text:span text:style-name="T2">Na pierwszym generatorze ustawi</text:span><text:span text:style-name="T3">amy 200 Hz, a na kolejnym ustawiamy po kolei częstotliwości 180, 185, 190 oraz 195 Hz. Wynik sprawdzamy wzorem </text:span><text:span text:style-name="T3"><draw:frame draw:style-name="fr1" draw:name="Object1" text:anchor-type="as-char" svg:width="0.63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= </text:span><text:span text:style-name="T3"><draw:frame draw:style-name="fr1" draw:name="Object2" text:anchor-type="as-char" svg:width="1.849cm" svg:height="1.06cm" draw:z-index="1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6T18:46:37</meta:creation-date>
    <meta:document-statistic meta:table-count="0" meta:image-count="0" meta:object-count="2" meta:page-count="1" meta:paragraph-count="2" meta:word-count="111" meta:character-count="808"/>
    <dc:date>2011-04-06T19:28:47</dc:date>
    <meta:editing-duration>PT00H11M49S</meta:editing-duration>
    <meta:editing-cycles>1</meta:editing-cycles>
    <meta:generator>OpenOffice.org/3.2$Linux OpenOffice.org_project/320m19$Build-9505</meta:generator>
  </office:meta>
</office:document-meta>
</file>

<file path=Object 1/content.xml><?xml version="1.0" encoding="utf-8"?>
<math xmlns="http://www.w3.org/1998/Math/MathML">
  <semantics>
    <msub>
      <mi>T</mi>
      <mn>0</mn>
    </msub>
    <annotation encoding="StarMath 5.0">T_{0}</annotation>
  </semantics>
</math>
</file>

<file path=Object 2/content.xml><?xml version="1.0" encoding="utf-8"?>
<math xmlns="http://www.w3.org/1998/Math/MathML">
  <semantics>
    <mfrac>
      <mn>1</mn>
      <mrow>
        <mo stretchy="false">(</mo>
        <mrow>
          <msub>
            <mi>V</mi>
            <mn>1</mn>
          </msub>
          <mi mathvariant="normal">−</mi>
          <msub>
            <mi>V</mi>
            <mn>2</mn>
          </msub>
        </mrow>
        <mo stretchy="false">)</mo>
      </mrow>
    </mfrac>
    <annotation encoding="StarMath 5.0">{1} over {(V_{1} - V_{2} )} </annotation>
  </semantics>
</math>
</file>